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0091d8"/>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6aef5"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officeooo:rsid="0000df11" officeooo:paragraph-rsid="0000df11"/>
    </style:style>
    <style:style style:name="P100" style:family="paragraph" style:parent-style-name="Text_20_body">
      <style:paragraph-properties fo:margin-left="0in" fo:margin-right="0in" fo:text-align="justify" style:justify-single-word="false" fo:text-indent="0.1965in" style:auto-text-indent="false"/>
      <style:text-properties officeooo:rsid="0000df11" officeooo:paragraph-rsid="00027135"/>
    </style:style>
    <style:style style:name="P101" style:family="paragraph" style:parent-style-name="Text_20_body">
      <style:paragraph-properties fo:margin-left="0in" fo:margin-right="0in" fo:text-align="justify" style:justify-single-word="false" fo:text-indent="0.1965in" style:auto-text-indent="false"/>
      <style:text-properties officeooo:rsid="0000df11" officeooo:paragraph-rsid="00044dd0"/>
    </style:style>
    <style:style style:name="P102" style:family="paragraph" style:parent-style-name="Text_20_body">
      <style:paragraph-properties fo:margin-left="0in" fo:margin-right="0in" fo:text-align="justify" style:justify-single-word="false" fo:text-indent="0.1965in" style:auto-text-indent="false"/>
      <style:text-properties officeooo:rsid="0000df11" officeooo:paragraph-rsid="0004fa62"/>
    </style:style>
    <style:style style:name="P103" style:family="paragraph" style:parent-style-name="Text_20_body">
      <style:paragraph-properties fo:margin-left="0in" fo:margin-right="0in" fo:text-align="justify" style:justify-single-word="false" fo:text-indent="0.1965in" style:auto-text-indent="false"/>
      <style:text-properties officeooo:rsid="0007756c" officeooo:paragraph-rsid="0007756c"/>
    </style:style>
    <style:style style:name="P104" style:family="paragraph" style:parent-style-name="Standard">
      <style:paragraph-properties fo:margin-left="0in" fo:margin-right="0in" fo:text-align="justify" style:justify-single-word="false" fo:text-indent="0.1965in" style:auto-text-indent="false"/>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1" style:family="paragraph" style:parent-style-name="Text_20_body">
      <style:paragraph-properties fo:text-align="center" style:justify-single-word="false"/>
    </style:style>
    <style:style style:name="P142" style:family="paragraph" style:parent-style-name="First_20_line_20_indent">
      <style:text-properties fo:language="ru" fo:country="RU"/>
    </style:style>
    <style:style style:name="P143" style:family="paragraph" style:parent-style-name="First_20_line_20_indent">
      <style:paragraph-properties fo:text-align="justify" style:justify-single-word="false"/>
      <style:text-properties fo:language="ru" fo:country="RU"/>
    </style:style>
    <style:style style:name="P144" style:family="paragraph" style:parent-style-name="First_20_line_20_indent">
      <style:text-properties fo:font-size="15pt" fo:language="ru" fo:country="RU" style:font-size-asian="15pt" style:font-size-complex="15pt"/>
    </style:style>
    <style:style style:name="P145" style:family="paragraph" style:parent-style-name="First_20_line_20_indent">
      <style:text-properties fo:font-size="12pt" fo:language="ru" fo:country="RU" style:font-size-asian="12pt" style:font-size-complex="12pt"/>
    </style:style>
    <style:style style:name="P146" style:family="paragraph" style:parent-style-name="First_20_line_20_indent">
      <style:text-properties fo:language="en" fo:country="US"/>
    </style:style>
    <style:style style:name="P147" style:family="paragraph" style:parent-style-name="First_20_line_20_indent">
      <style:paragraph-properties fo:text-align="justify" style:justify-single-word="false"/>
      <style:text-properties fo:language="en" fo:country="US"/>
    </style:style>
    <style:style style:name="P148" style:family="paragraph" style:parent-style-name="First_20_line_20_indent">
      <style:paragraph-properties fo:text-align="justify" style:justify-single-word="false"/>
    </style:style>
    <style:style style:name="P149" style:family="paragraph" style:parent-style-name="Text_20_body">
      <style:paragraph-properties fo:margin-left="0in" fo:margin-right="0in" fo:text-align="center" style:justify-single-word="false" fo:text-indent="0in" style:auto-text-indent="false"/>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in" style:auto-text-indent="false"/>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Footnote">
      <style:text-properties fo:font-style="normal" style:font-style-asian="normal" style:font-style-complex="normal"/>
    </style:style>
    <style:style style:name="P157" style:family="paragraph" style:parent-style-name="Text_20_body">
      <style:paragraph-properties fo:margin-top="0in" fo:margin-bottom="0.0835in" loext:contextual-spacing="false" fo:text-align="justify" style:justify-single-word="false"/>
      <style:text-properties fo:language="en" fo:country="US"/>
    </style:style>
    <style:style style:name="P15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9" style:family="paragraph" style:parent-style-name="Standard">
      <style:text-properties fo:font-style="italic" style:font-style-asian="italic" style:font-style-complex="italic"/>
    </style:style>
    <style:style style:name="P16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list-style-name="L1">
      <style:paragraph-properties fo:margin-left="0in" fo:margin-right="0in" fo:text-align="justify" style:justify-single-word="false" fo:text-indent="0.1965in" style:auto-text-indent="false"/>
      <style:text-properties fo:font-style="italic" officeooo:paragraph-rsid="00130024" style:font-style-asian="italic" style:font-style-complex="italic"/>
    </style:style>
    <style:style style:name="P16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6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30024"/>
    </style:style>
    <style:style style:name="P16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147075" officeooo:paragraph-rsid="00147075" fo:background-color="transparent"/>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Heading_20_2">
      <style:text-properties fo:language="en" fo:country="US"/>
    </style:style>
    <style:style style:name="P170" style:family="paragraph" style:parent-style-name="Heading_20_2">
      <style:paragraph-properties fo:text-align="justify" style:justify-single-word="false"/>
    </style:style>
    <style:style style:name="P17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style:use-window-font-color="true" officeooo:rsid="00111d4f"/>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0091d8"/>
    </style:style>
    <style:style style:name="T79" style:family="text">
      <style:text-properties officeooo:rsid="00027135"/>
    </style:style>
    <style:style style:name="T80" style:family="text">
      <style:text-properties officeooo:rsid="00044dd0"/>
    </style:style>
    <style:style style:name="T81" style:family="text">
      <style:text-properties officeooo:rsid="00073a64"/>
    </style:style>
    <style:style style:name="T82" style:family="text">
      <style:text-properties officeooo:rsid="0007756c"/>
    </style:style>
    <style:style style:name="T83" style:family="text">
      <style:text-properties officeooo:rsid="00096979"/>
    </style:style>
    <style:style style:name="T84" style:family="text">
      <style:text-properties officeooo:rsid="000a4aa0"/>
    </style:style>
    <style:style style:name="T85" style:family="text">
      <style:text-properties officeooo:rsid="000c739a"/>
    </style:style>
    <style:style style:name="T86" style:family="text">
      <style:text-properties officeooo:rsid="00111d4f"/>
    </style:style>
    <style:style style:name="T87" style:family="text">
      <style:text-properties officeooo:rsid="00145113"/>
    </style:style>
    <style:style style:name="T88" style:family="text">
      <style:text-properties officeooo:rsid="001662d8"/>
    </style:style>
    <style:style style:name="T89" style:family="text">
      <style:text-properties officeooo:rsid="0016c4df"/>
    </style:style>
    <style:style style:name="T90" style:family="text">
      <style:text-properties officeooo:rsid="00179ad5"/>
    </style:style>
    <style:style style:name="T91" style:family="text">
      <style:text-properties officeooo:rsid="001ac7ec"/>
    </style:style>
    <style:style style:name="T92" style:family="text">
      <style:text-properties officeooo:rsid="001b4add"/>
    </style:style>
    <style:style style:name="T93" style:family="text">
      <style:text-properties officeooo:rsid="001e14d1"/>
    </style:style>
    <style:style style:name="T94" style:family="text">
      <style:text-properties officeooo:rsid="00201d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54"/>
      <text:h text:style-name="P169" text:outline-level="2">1. Терра</text:h>
      <text:p text:style-name="P26"/>
      <text:p text:style-name="P3">***</text:p>
      <text:p text:style-name="P3"/>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4"/>
      <text:p text:style-name="P5">Блядь, как хочется послать его нахуй!</text:p>
      <text:p text:style-name="P5"/>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7"/>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5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6"/>
      <text:p text:style-name="P5">Блядь!</text:p>
      <text:p text:style-name="P5"/>
      <text:p text:style-name="P4">– Ладно, <text:span text:style-name="T11">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text:soft-page-break/>– Спасибо, Анон. Я знал, что на тебя можно рассчитывать. Оплата, как договорились.</text:p>
      <text:p text:style-name="P4"/>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5"/>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
      <text:p text:style-name="P3">***</text:p>
      <text:p text:style-name="P3"/>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5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8"/>
      <text:p text:style-name="P7">– Нэш, привет. Это Анон.</text:p>
      <text:p text:style-name="P7">– Привет, Анонимус. Рад тебя видеть. Мне говорили, ты ушёл из проекта?</text:p>
      <text:p text:style-name="P7">–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3"><text:span text:style-name="T11">– Нэш, к</text:span>ак называется наш проект?</text:p>
      <text:p text:style-name="P81"><text:span text:style-name="T8">– </text:span><text:span text:style-name="T59">Дайсон.</text:span></text:p>
      <text:p text:style-name="P81"><text:span text:style-name="T8">– </text:span><text:span text:style-name="T59">Сколько тебе лет?</text:span></text:p>
      <text:p text:style-name="P81"><text:span text:style-name="T8">– </text:span><text:span text:style-name="T59">Два года с начала запуска кластера.</text:span></text:p>
      <text:p text:style-name="P81"><text:soft-page-break/><text:span text:style-name="T8">– </text:span><text:span text:style-name="T59">Какой сейчас год?</text:span></text:p>
      <text:p text:style-name="P81"><text:span text:style-name="T8">– </text:span><text:span text:style-name="T48">20</text:span><text:span text:style-name="T34">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3"><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8"/>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1"><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6">Бип-бип-бип.</text:p>
      <text:p text:style-name="P116"/>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9">***</text:p>
      <text:p text:style-name="P149"/>
      <text:p text:style-name="P4">На улице моросил дождь со снегом. Я шарил по карманам в поисках ключей от машины, когда по плечу похлопали.</text:p>
      <text:p text:style-name="P4"/>
      <text:p text:style-name="P4">Я обернулся. За спиной подслеповато щурясь, осклабился бородатый зачуханый мужик в рваных джинсах и свитере.</text:p>
      <text:p text:style-name="P4">– Слышь, бро, дай на опохмел? Сил нет, в глотке пересохло. Спать не могу, глюки всякие снятся.</text:p>
      <text:p text:style-name="P4"/>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text:p text:style-name="P4">– Так чего, дашь на успокоение нервов? Не жлобись, мужик, будь другом? – повторный оклик нищего вернул меня к реальности.</text:p>
      <text:p text:style-name="P4"><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сунув нос в кулё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4"/>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4"/>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3">***</text:p>
      <text:p text:style-name="P3"/>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2"/>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2"/>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3">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5"/>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9" text:outline-level="2">2. Пробуждение</text:h>
      <text:p text:style-name="P31"/>
      <text:p text:style-name="P1"><text:span text:style-name="T31">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8"/>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4"/>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4"/>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4"><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7">Короче, тот ещё бомжатник.</text:p>
      <text:p text:style-name="P17"/>
      <text:p text:style-name="P17">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4"/>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4"/>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 А что, в Винг-Поинте вас не учили, что оставлять пост без приказа — недопустимо? – отпустил он уже пегасу.</text:p>
      <text:p text:style-name="P4"/>
      <text:p text:style-name="P4">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4"/>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4"/>
      <text:p text:style-name="P4">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text:p text:style-name="P4">–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26">верх</text:span>…</text:p>
      <text:p text:style-name="P4">– Сестра, ты идёшь? – выглянула в зал Луна.</text:p>
      <text:p text:style-name="P4"/>
      <text:p text:style-name="P4">Тут м<text:span text:style-name="T11">еня, </text:span>наконец,<text:span text:style-name="T11"> стошнило. Буквально вывернуло наизнанку: из носа текло, в глазах стояли слёзы.</text:span></text:p>
      <text:p text:style-name="P4">Вот это по-нашему, Анон!</text:p>
      <text:p text:style-name="P4"/>
      <text:p text:style-name="P4">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4"/>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4"/>
      <text:p text:style-name="P17"><text:span text:style-name="T1">Вот дерьмо! </text:span>Я потянулся за платком.</text:p>
      <text:p text:style-name="P17">– Я это… Извиняюсь. Сейчас вытру.</text:p>
      <text:p text:style-name="P4"><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4"/>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7"/>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4">Ха! Непосредственность аликорницы вызвала у меня <text:span text:style-name="T11">истерическое</text:span> умиление. Спасибо, хоть полетать не предложила!</text:p>
      <text:p text:style-name="P4"/>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4"/>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4"/>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
      <text:p text:style-name="P4">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text:p text:style-name="P4">–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
      <text:p text:style-name="P4">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4"/>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
      <text:p text:style-name="P4">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
      <text:p text:style-name="P4"><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
      <text:p text:style-name="P4">Бац!</text:p>
      <text:p text:style-name="P4"/>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
      <text:p text:style-name="P4">Бац!</text:p>
      <text:p text:style-name="P4"/>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
      <text:p text:style-name="P4">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
      <text:p text:style-name="P4">Планка твоего уважения к аликорнице резко пошла вверх, Анон!</text:p>
      <text:p text:style-name="P4"/>
      <text:p text:style-name="P4">–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text:p text:style-name="P4">…</text:p>
      <text:p text:style-name="P4"/>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text:soft-page-break/>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4"/>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4"/>
      <text:p text:style-name="P4">Ну, всё, можно вставлять в глаза монетки. Хороший бутерброд получился для глистоплюща!</text:p>
      <text:p text:style-name="P4"/>
      <text:p text:style-name="P4"><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text:p text:style-name="P4">– Вот они!!!</text:p>
      <text:p text:style-name="P4">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4"/>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4"/>
      <text:p text:style-name="P4">–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
      <text:p text:style-name="P4">Ну, блин, пронесло! Не думаю, что эта дрянь умеет летать. Я облегчённо выдохнул.</text:p>
      <text:p text:style-name="P4"/>
      <text:p text:style-name="P4">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p text:style-name="P4">–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Почему ты называешь замок домом?</text:p>
      <text:p text:style-name="P4">–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4">Тёмная аликорница поправила Селестии раскрывшееся крыло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а, однако! Берег гнилого болота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зыби,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4"><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4">Снова хлопок — и снова разряд молнии из рога Луны обратил плеть плюща в россыпь искр. Запахло озоном.</text:p>
      <text:p text:style-name="P4"/>
      <text:p text:style-name="P4">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4"/>
      <text:p text:style-name="P4">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26">надреснутым голосом.</text:span></text:p>
      <text:p text:style-name="P67"/>
      <text:p text:style-name="P4"><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4"/>
      <text:p text:style-name="P4">Что-то схватило меня за шиворот и потащило назад.</text:p>
      <text:p text:style-name="P4"/>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4"/>
      <text:p text:style-name="P4">Пегасы тем временем упорно махали крыльями, пытаясь прорваться к близкому берегу.</text:p>
      <text:p text:style-name="P4"/>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
      <text:p text:style-name="P4"><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прямо возле меня и пол платформы выровнялся.</text:p>
      <text:p text:style-name="P4">– Кимеринн!!! <text:s/>– <text:s/>закричала Луна, выплюнув воротник моей куртки.</text:p>
      <text:p text:style-name="P4"/>
      <text:p text:style-name="P4">Колесо с куском оси, намертво оплетенное лианой, догоняло стремительно уходящего вниз пегаса. Освобождённый экипаж стал набирать высоту.</text:p>
      <text:p text:style-name="P4">Луна, сложив крылья, прыгнула головой вниз с платформы.</text:p>
      <text:p text:style-name="P4"/>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
      <text:p text:style-name="P4">Мы уже летели над берегом, когда она молча опустилась на платформу и забилась в угол<text:span text:style-name="T26">, опустив голову на пол.</text:span></text:p>
      <text:p text:style-name="P67"/>
      <text:p text:style-name="P4"><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4"/>
      <text:p text:style-name="P4">Откуда-то снизу послышался шорох и возня. Я лёг на пол и заглянул под платформу.</text:p>
      <text:p text:style-name="P4"/>
      <text:p text:style-name="P4">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4"><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
      <text:p text:style-name="P4">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
      <text:p text:style-name="P4">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1">–</text:span> ТЫ!!! ТЫ!..</text:p>
      <text:p text:style-name="P4"><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4"/>
      <text:p text:style-name="P4">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4"/>
      <text:p text:style-name="P4">Дальнейший путь мы провели в молчании.</text:p>
      <text:p text:style-name="P21"/>
      <text:h text:style-name="P169" text:outline-level="2">3. Норф</text:h>
      <text:p text:style-name="P84"/>
      <text:p text:style-name="P23">Глава IV. Пределы магии</text:p>
      <text:p text:style-name="P20"/>
      <text:p text:style-name="P23"><text:soft-page-break/>Вашему покорному слуге известны четыре предела магии: </text:p>
      <text:p text:style-name="P23"/>
      <text:list xml:id="list5002708121499547374" text:style-name="L1">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61"><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53">– <text:span text:style-name="T1">Восемь, учитель!</text:span></text:p><text:p text:style-name="P153">– Отлично. Надиктую ещё две и сбегаешь за кофе.</text:p></text:note-body></text:note></text:span></text:p>
        </text:list-item>
      </text:list>
      <text:p text:style-name="P5"/>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2"/>
      <text:p text:style-name="P82">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2"><text:soft-page-break/></text:p>
      <text:p text:style-name="P8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2"/>
      <text:p text:style-name="P82">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2"/>
      <text:p text:style-name="P8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
      <text:p text:style-name="P8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0"/>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0"/>
      <text:p text:style-name="P82"><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Но эти мечты хотя бы позволяют забыть сосущее чувство валиумного голодания…</text:p>
      <text:p text:style-name="P10"/>
      <text:p text:style-name="P8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2">Так, что тут у нас?</text:p>
      <text:p text:style-name="P82"/>
      <text:p text:style-name="P82">“<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2"/>
      <text:p text:style-name="P82">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2">Газета полетела в мусорное ведро.</text:p>
      <text:p text:style-name="P82"/>
      <text:p text:style-name="P82">Я потянулся. Хватит на сегодня чтения. Настало время ежедневной прогулки по городу. Тем более, что у меня есть деньги.</text:p>
      <text:p text:style-name="P82"/>
      <text:p text:style-name="P8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2"/>
      <text:p text:style-name="P82">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text:p>
      <text:p text:style-name="P8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2"/>
      <text:p text:style-name="P82">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9"/>
      <text:p text:style-name="P82"><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9">Но, блин, корявые пальцы внесли свою коррективу в шопинг-план!</text:p>
      <text:p text:style-name="P19"/>
      <text:p text:style-name="P82"><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0">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9"/>
      <text:p text:style-name="P10"><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
      <text:p text:style-name="P10">Я приоткрыл створку.</text:p>
      <text:p text:style-name="P10"/>
      <text:p text:style-name="P19">–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9">– <text:span text:style-name="T1">Анонимус,</text:span> – <text:s/>отрекомендовался я. – <text:s/>Человек.</text:p>
      <text:p text:style-name="P19">–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0"/>
      <text:p text:style-name="P19">–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9">– Вы говорили, что королевские <text:span text:style-name="T1">колесницы</text:span> делали три <text:span text:style-name="T1">двора</text:span>…</text:p>
      <text:p text:style-name="P19">–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9"/>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9"/>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
      <text:p text:style-name="P19">Норф пошёл к <text:span text:style-name="T1">небольшому деревянному гаражу</text:span>,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text:span text:style-name="T1">Норф</text:span> картинно вскинул копыто.</text:p>
      <text:p text:style-name="P19">– “Королева Лорен ”! Встречайте!</text:p>
      <text:p text:style-name="P19"/>
      <text:p text:style-name="P19"><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9"/>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9">Старик клюнул носом и встрепенулся. Потом он огляделся и заговорщицки подмигнул мне.</text:p>
      <text:p text:style-name="P19">–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0"/>
      <text:p text:style-name="P10">Норф поправил сползший плед и высморкался.</text:p>
      <text:p text:style-name="P19">–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
      <text:p text:style-name="P19">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0"/>
      <text:p text:style-name="P19"><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9"/>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text:span text:style-name="T1">Заклинание Последнего Шанса</text:span></text:h>
      <text:p text:style-name="P19"/>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7"><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
      <text:p text:style-name="P61">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1"/>
      <text:p text:style-name="P6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
      <text:p text:style-name="P61">Но величайшая справедливость юниверсума заключается в том, что не существует безвыходных положений. Всегда есть надежда.</text:p>
      <text:p text:style-name="P61"/>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1"/>
      <text:p text:style-name="P61">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1">Я открываю глаза.</text:p>
      <text:p text:style-name="P61">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1">Странно. Почему я не ощущаю его? Впрочем, неважно!</text:p>
      <text:p text:style-name="P61">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1">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5"/>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5">Ох, нет! Нет-нет-нет!!!</text:p>
      <text:p text:style-name="P75"/>
      <text:p text:style-name="P75"><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9"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1">…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1"/>
      <text:p text:style-name="P61">– Эй, мужик, тебе плохо?</text:p>
      <text:p text:style-name="P61">На меня озабоченно уставилась парочка, ещё недавно сидевшая ко мне спиной на скамейке.</text:p>
      <text:p text:style-name="P61">Я принял сидячее положение, беспомощно хлопая глазами. Что? Где? Как?</text:p>
      <text:p text:style-name="P61">– Сам домой доберёшься? Может, вызвать скорую?</text:p>
      <text:p text:style-name="P6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1">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1">Я перегнулся через перила и меня стошнило.</text:p>
      <text:p text:style-name="P61">Красавец! Мало тебе проблем с сердцем, так ты и печень, похоже, гробанул. Молодец, Анон, пей дальше!</text:p>
      <text:p text:style-name="P61">Спустившись в квартиру, я лёг на диван, натянул наушники и закрыл глаза.</text:p>
      <text:p text:style-name="P61">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9" text:outline-level="2">8. Стыд</text:h>
      <text:p text:style-name="P150"/>
      <text:p text:style-name="P61">~~~ Завтра на семь в библиотеке. Селестия ~~~</text:p>
      <text:p text:style-name="P61"/>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7">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7"/>
      <text:p text:style-name="P17">– Представьтесь вашей принцесс<text:span text:style-name="T1">е</text:span>! – шикнул на пегасов сопровождающий стражник.</text:p>
      <text:p text:style-name="P17">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7">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7"/>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4">Та несмело улыбнулась мне. Уши её чуть приподнялись.</text:p>
      <text:p text:style-name="P4"><text:soft-page-break/>Я стала тихонько напевать ей.</text:p>
      <text:p text:style-name="P4"/>
      <text:p text:style-name="P5">Кто у нас такой красивый,</text:p>
      <text:p text:style-name="P5">Сильный, смелый, не плаксивый?</text:p>
      <text:p text:style-name="P5">Кто наш будущий герой?</text:p>
      <text:p text:style-name="P5">Жеребёнок удалой?</text:p>
      <text:p text:style-name="P5"/>
      <text:p text:style-name="P5">Не грусти, моя малышка,</text:p>
      <text:p text:style-name="P5">Улыбнись, моя глупышка,</text:p>
      <text:p text:style-name="P5">Слёзки вытри, причешись,</text:p>
      <text:p text:style-name="P5">От испуга отряхнись.</text:p>
      <text:p text:style-name="P5"/>
      <text:p text:style-name="P5">Я не враг тебе, родная,</text:p>
      <text:p text:style-name="P5">Я стою на страже края,</text:p>
      <text:p text:style-name="P5">Выдай, что страшит тебя?</text:p>
      <text:p text:style-name="P5">Не пугайся же меня!</text:p>
      <text:p text:style-name="P17"/>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на прибыла через пятнадцать минут.</text:p>
      <text:p text:style-name="P4"/>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
      <text:p text:style-name="P4">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4"/>
      <text:p text:style-name="P4">– Это… твои??? И ты скрывала от Нас всё это время??? Но кто??? Кто их отец?!! КТО ЭТОТ… !!!</text:p>
      <text:p text:style-name="P4">От волнения Луна перешла на грандэквестрийский. Мне пришлось закрыть ей крылом рот, чтобы не разбудить жеребят.</text:p>
      <text:p text:style-name="P4"/>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на умолкла и сосредоточилась. Постепенно её гнев сменился недоверием, а потом и ужасом.</text:p>
      <text:p text:style-name="P4">– Сто рогов Нам в круп! ЧТО ЭТО ЗА…</text:p>
      <text:p text:style-name="P4">От волнения Луна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
      <text:p text:style-name="P4">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4"/>
      <text:p text:style-name="P4"><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4"/>
      <text:p text:style-name="P4">…</text:p>
      <text:p text:style-name="P4"/>
      <text:p text:style-name="P4">Луна опустилась на пол, выходя из транса. Магическая аура исчезла и сестра обессиленно упала на колени.</text:p>
      <text:p text:style-name="P4">– Проклятье! К такому Мы не были готовы!</text:p>
      <text:p text:style-name="P4">Луна подняла голову и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Лулу?</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1">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1"><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1"><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1"/>
      <text:p text:style-name="P6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7"/>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7">– А что, мой друг, э-э-э…</text:p>
      <text:p text:style-name="P17">– Калрус. Калрус Клодвэй. Не могу вспомнить день, когда мы подружились, – подчёркнуто вежливо ответил пегас.</text:p>
      <text:p text:style-name="P17">–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7">Я подмигнул пегасу.</text:p>
      <text:p text:style-name="P17"/>
      <text:p text:style-name="P17">Мужик мужика поймёт, Анон!</text:p>
      <text:p text:style-name="P17"/>
      <text:p text:style-name="P17">– О-о-о, вам повезло! – оживился пегас. – Я как раз знаю о таком местечке!</text:p>
      <text:p text:style-name="P17">Пегас вернул мне подмигивание.</text:p>
      <text:p text:style-name="P17"><text:soft-page-break/>– Несомненно, вам будет там интересно! Там много двуногих… самок.</text:p>
      <text:p text:style-name="P17">Пегас причмокнул и завёл глаза.</text:p>
      <text:p text:style-name="P17"/>
      <text:p text:style-name="P17">Ты всегда знал, что мужская солидарность не подведёт, Анон! Надо выставить этому парню пиво.</text:p>
      <text:p text:style-name="P17"/>
      <text:p text:style-name="P17">–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6"/>
      <text:p text:style-name="P76">Я скосил глаз на стражника. Тот сжал губы, но надувшиеся щёки выдавали еле сдерживаемое ржание.</text:p>
      <text:p text:style-name="P76">Проклятье! Чёртов троллоло издевается надо мной! Лишь наше прибытие сдержало рвущиеся наружу ругательства.</text:p>
      <text:p text:style-name="P76"/>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10"/>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4"/>
      <text:p text:style-name="P4">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5">Мне печалиться не стоит</text:p><text:p text:style-name="P155">Жизнь прекрасна и полн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 —</text:p><text:p text:style-name="P155">Но друзья остались в прошлом,</text:p><text:p text:style-name="P155">Пустота пришла в мой 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4"/>
      <text:p text:style-name="P4">…</text:p>
      <text:p text:style-name="P4"/>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37">– </text:span><text:span text:style-name="T41">А из Пинто Крик уже месяц нет новостей…</text:span></text:p>
      <text:p text:style-name="P4"><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7"><text:span text:style-name="T41">– </text:span>“<text:span text:style-name="T1">Что я могу сделать, чтобы вернуть всё назад?</text:span>”</text:p>
      <text:p text:style-name="P17"><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1">– </text:span><text:span text:style-name="T28">Что бы это значило, Флёр?</text:span></text:p>
      <text:p text:style-name="P17"><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7"><text:soft-page-break/>– Леди и джентльпони! Приём окончен! Её Высочество принцесса Селестия будет рада видеть <text:s/>вас в следующую среду!</text:p>
      <text:p text:style-name="P67"/>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67">… </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1"/>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олени, бизоны и многие другие.</text:p>
      <text:p text:style-name="P61"/>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1">–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1"/>
      <text:p text:style-name="P61">– Ма-ам, а со мной связан элементаль?</text:p>
      <text:p text:style-name="P61">– Конечно, Эйприл. В каждом из нас есть её бессмертная искорка.</text:p>
      <text:p text:style-name="P61"/>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
      <text:p text:style-name="P43"><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1">Так возникли аликорны.</text:p>
      <text:p text:style-name="P61"/>
      <text:p text:style-name="P61">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1">Имя её было Селестия.</text:p>
      <text:p text:style-name="P61">За ней последовала и сестра её, <text:span text:style-name="T11">Луна</text:span>.</text:p>
      <text:p text:style-name="P61"/>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1">То есть, всегда.</text:p>
      <text:p text:style-name="P61"/>
      <text:p text:style-name="P61">Тут и сказке конец. А теперь, Эйприл, залазь на полку и закрывай глазки.</text:p>
      <text:p text:style-name="P61">– Ну ма-ам! Раскажи ещё что-нибудь! Про Сомбру! Или про Дискорда!</text:p>
      <text:p text:style-name="P6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62">мино</text:span>тавра?</text:p>
      <text:p text:style-name="P61">– <text:s/>Тебя забрать я ему не дам. А в дядю не тыкай копытом, это невежливо! Спи уже, моя маленькая!</text:p>
      <text:p text:style-name="P61">– Поцелуй меня на ночь, ма-ам!</text:p>
      <text:p text:style-name="P61">– Конечно, моя хорошая…</text:p>
      <text:p text:style-name="P61"><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6"/>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7"/>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8"/>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7"/>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7"/>
      <text:p text:style-name="P17"><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4"/>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7">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7"/>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5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50"/>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6"/>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только доем и иду.</text:p>
      <text:p text:style-name="P61">– Кстати, а что за безумие было у Стар Свирла?</text:p>
      <text:p text:style-name="P61">–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1">–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1">–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1">–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text:soft-page-break/></text:p>
      <text:p text:style-name="P62">***</text:p>
      <text:p text:style-name="P84"/>
      <text:p text:style-name="P61">Дата: 12.04.2142 А.<text:span text:style-name="T11">C</text:span>.</text:p>
      <text:p text:style-name="P61">Эксперимент: заклинание Прозрения</text:p>
      <text:p text:style-name="P61">Испытуемая: Эпплджек</text:p>
      <text:p text:style-name="P61">Синопсис: запись сна со слов испытуемой</text:p>
      <text:p text:style-name="P61">Замечания: после эксперимента в гриве у испытуемой появился седой локон.</text:p>
      <text:p text:style-name="P62"/>
      <text:p text:style-name="P62">~~~</text:p>
      <text:p text:style-name="P62"/>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2">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4"/>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4"/>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4"/>
      <text:p text:style-name="P12">Я остановилась перед дверью. Четыре ярда брони отделяли меня от Эквестрии. Четыре ярда и двадцать пять лет.</text:p>
      <text:p text:style-name="P12"/>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4">Я прошла сквозь дверь.</text:p>
      <text:p text:style-name="P4"/>
      <text:p text:style-name="P4">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4">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1"/>
      <text:p text:style-name="P61">Примечание: ПипБак? Стойло?</text:p>
      <text:p text:style-name="P1"/>
      <text:p text:style-name="P3">***</text:p>
      <text:p text:style-name="P1"/>
      <text:p text:style-name="P61">Дата: 12.04.<text:span text:style-name="T11">2142</text:span> А.С.</text:p>
      <text:p text:style-name="P61">Эксперимент: заклинание Прозрения</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е: человеки?</text:p>
      <text:p text:style-name="P5"/>
      <text:p text:style-name="P3">***</text:p>
      <text:p text:style-name="P49"/>
      <text:p text:style-name="P61">Дата: 12.04.<text:span text:style-name="T11">2142</text:span> А.С.</text:p>
      <text:p text:style-name="P61">Эксперимент: заклинание Прозрения</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4">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1">Дата: 12.04.<text:span text:style-name="T11">2142</text:span> А.С.</text:p>
      <text:p text:style-name="P61"><text:soft-page-break/>Эксперимент: заклинание Прозрения</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44">~~~</text:p>
      <text:p text:style-name="P44"/>
      <text:p text:style-name="P61">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е: через месяц волосы испытуемой пришли в обычное состояние, хотя при встрече с Рэйнбоу Дэш она по прежнему прячет глаза.</text:p>
      <text:p text:style-name="P61"/>
      <text:p text:style-name="P62">***</text:p>
      <text:p text:style-name="P61"/>
      <text:p text:style-name="P61">Дата: 12.04.<text:span text:style-name="T11">2142</text:span> А.С.</text:p>
      <text:p text:style-name="P61">Эксперимент: заклинание Прозрения</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text:p>
      <text:p text:style-name="P61"/>
      <text:p text:style-name="P44">~~~</text:p>
      <text:p text:style-name="P44"/>
      <text:p text:style-name="P61">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е 1: при виде кексиков истерика случилась с Пинки Пай.</text:p>
      <text:p text:style-name="P61">Примечание 2: через месяц испытуемая избавилась от страха перед Рэйнбоу Дэш, хотя при виде радуги по-прежнему старается спрятаться.</text:p>
      <text:p text:style-name="P61"/>
      <text:p text:style-name="P3">***</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4"/>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1"/>
      <text:p text:style-name="P61">Привет, Сел (несмотря ни на что, мне всё же хочется называть тебя так. Ты же не против?).</text:p>
      <text:p text:style-name="P61">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1"/>
      <text:p text:style-name="P108">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1">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4">Смысл снов остальных участников опыта для меня остаётся загадкой. Посылаю тебе дневник эксперимента, это лучше всяких словесных описаний.</text:p>
      <text:p text:style-name="P61">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1">Кроме того, Твайлайт в научном рвении сожгла кучу оборудования, что обусловило невозможность дальнейших исследований физически.</text:p>
      <text:p text:style-name="P61"/>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1">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1"/>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1"/>
      <text:p text:style-name="P61">«…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1">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1">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1">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1"/>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7"/>
      <text:p text:style-name="P4">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4"/>
      <text:p text:style-name="P5">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10">Тропинка исчезла в снежном сугробе.</text:p>
      <text:p text:style-name="P10"/>
      <text:p text:style-name="P5">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5"/>
      <text:p text:style-name="P4">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4"><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4">Где-то вдали, на пределе слышимости послышался стук.</text:p>
      <text:p text:style-name="P4"/>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4">Стук стал громче.</text:p>
      <text:p text:style-name="P4"/>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4">…</text:p>
      <text:p text:style-name="P4"><text:soft-page-break/></text:p>
      <text:p text:style-name="P4">Тук-тук-тук.</text:p>
      <text:p text:style-name="P4"/>
      <text:p text:style-name="P4">Я заворочался в постели, стараясь удержать ускользающий сон. Потянувшись за одеялом, рукой упёрся во что-то тёплое.</text:p>
      <text:p text:style-name="P4"/>
      <text:p text:style-name="P4">Тук-тук-тук!</text:p>
      <text:p text:style-name="P4"/>
      <text:p text:style-name="P4">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4">ТУК-ТУК-ТУК!</text:p>
      <text:p text:style-name="P4"/>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9">***</text:p>
      <text:p text:style-name="P4"/>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4"><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4"/>
      <text:p text:style-name="P4">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
      <text:p text:style-name="P4">…</text:p>
      <text:p text:style-name="P4"/>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5"><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7"><text:span text:style-name="T11">– </text:span>Ты?!</text:p>
      <text:p text:style-name="P10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7"><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7"><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7"/>
      <text:p text:style-name="P67">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7"/>
      <text:p text:style-name="P67">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4"/>
      <text:p text:style-name="P17">–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7"><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9">эт правда?</text:span></text:p>
      <text:p text:style-name="P49"><text:span text:style-name="T16">– </text:span><text:span text:style-name="T59">Какая из? Их много, вообще-то. Ик!</text:span></text:p>
      <text:p text:style-name="P49"><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9"><text:span text:style-name="T16">– </text:span><text:span text:style-name="T59">Пока не умру?</text:span></text:p>
      <text:p text:style-name="P49"><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49"/>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3"><text:soft-page-break/></text:p>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3"/>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3"/>
      <text:p text:style-name="P63">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3"/>
      <text:p text:style-name="P63">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
      <text:p text:style-name="P63">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3"/>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3"/>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
      <text:p text:style-name="P63"><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3"/>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1">P.S. Н</text:span>е гневите мироздание воровством! <text:span text:style-name="T24">Обмен рулит</text:span>!»</text:p>
      <text:p text:style-name="P63"/>
      <text:p text:style-name="P63">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3"/>
      <text:p text:style-name="P63">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3"/>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6. Фетлок</text:h>
      <text:p text:style-name="P88"/>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4"/>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8"/>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4">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4"/>
      <text:p text:style-name="P4">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6"/>
      <text:p text:style-name="P4">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4">«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4"><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9">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1"/>
      <text:h text:style-name="Heading_20_2" text:outline-level="2">17. <text:span text:style-name="T1">Деградация</text:span></text:h>
      <text:p text:style-name="P95"/>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1">302 пони</text:span><text:span text:style-name="T24">.</text:span></text:p>
      <text:p text:style-name="P52"><text:span text:style-name="T61">250 пони</text:span><text:span text:style-name="T24">.</text:span></text:p>
      <text:p text:style-name="P52"><text:span text:style-name="T61">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4"/>
      <text:p text:style-name="P64">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
      <text:p text:style-name="P64">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
      <text:p text:style-name="P64">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4"/>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4"/>
      <text:p text:style-name="P64">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4"/>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3">так её </text:span><text:span text:style-name="T3">разэтак</text:span><text:span text:style-name="T63">,</text:span><text:span text:style-name="T20"> магия!</text:span></text:p>
      <text:p text:style-name="P159"/>
      <text:p text:style-name="Standard"><text:span text:style-name="T20">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2">24пн</text:p>
      <text:p text:style-name="P72">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1">302 пони</text:span><text:span text:style-name="T24">.</text:span></text:p>
      <text:p text:style-name="P52"><text:span text:style-name="T61">250 пони</text:span><text:span text:style-name="T24">.</text:span></text:p>
      <text:p text:style-name="P52"><text:span text:style-name="T61">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4">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4"/>
      <text:p text:style-name="P64"><text:s/>В какой-то момент пришло осознание.</text:p>
      <text:p text:style-name="P64"/>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
      <text:p text:style-name="P64">В сиянии проступают очертания предметов. Дверь? Этот предмет называется «дверь»? Кровать? Капельница? Дефибриллятор?</text:p>
      <text:p text:style-name="P64">Я зажмуриваюсь от яркого света люминесцентных ламп. Откуда-то сбоку доносится неприятный зуммер и тихие фразы.</text:p>
      <text:p text:style-name="P64"/>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
      <text:p text:style-name="P64">Я открываю глаза и вижу фигуру в голубом.</text:p>
      <text:p text:style-name="P64"/>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text:p text:style-name="P64">– Больной, как вы себя чувствуете? Вы можете назвать своё имя?</text:p>
      <text:p text:style-name="P64"/>
      <text:p text:style-name="P64">Я закрываю глаза и пытаюсь вспомнить.</text:p>
      <text:p text:style-name="P64"/>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
      <text:p text:style-name="P64">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4">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text:p text:style-name="P64">– Ано-о-он! Ано-о-он! Ано-о-он!</text:p>
      <text:p text:style-name="P64"/>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4"/>
      <text:p text:style-name="P64">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4"/>
      <text:p text:style-name="P64">Я открываю глаза и вижу фигуру в голубом.</text:p>
      <text:p text:style-name="P64"/>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70"/>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4">ПЛЮХ!!!</text:p>
      <text:p text:style-name="P4">Оп-па!</text:p>
      <text:p text:style-name="P4"/>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4"/>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7"/>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7">…</text:p>
      <text:p text:style-name="P4">Я непонимающе смотрел на пегаску.</text:p>
      <text:p text:style-name="P4">…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4"/>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7">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7"/>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
      <text:p text:style-name="P4">Я засмеялся. Пегаска была неисправима.</text:p>
      <text:p text:style-name="P4"><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
      <text:p text:style-name="P4">Пегаска о чём-то подумала и кивнула.</text:p>
      <text:p text:style-name="P4"><text:span text:style-name="T11">– </text:span>Хорошо, пусть это будет моей фантазией. А ты правда принимаешь меня?</text:p>
      <text:p text:style-name="P4"><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4"><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4"/>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7"/>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4"/>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5">«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5">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5">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5">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5">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5">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5">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5">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5"><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4">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70"/>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70">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0"/>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54">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70" text:outline-level="2"><text:soft-page-break/><text:span text:style-name="T1">22</text:span>. <text:span text:style-name="T1">Лучший</text:span> Гранд Галопин<text:span text:style-name="T1">г</text:span> Гала <text:span text:style-name="T1">в истории</text:span></text:h>
      <text:p text:style-name="P85"/>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4"/>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4">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5"><text:soft-page-break/></text:p>
      <text:p text:style-name="P65">«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4">– Сел - Сел… Ну почему ты такая… – пробормотал я сквозь слёзы.</text:p>
      <text:p text:style-name="P54"/>
      <text:p text:style-name="P55">***</text:p>
      <text:p text:style-name="P85"/>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80"/>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9"/>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7"/>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4"><text:span text:style-name="T11">~~~ </text:span>Человек Анонимус Терранский <text:span text:style-name="T11">~~~</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8">26.07.2143 А.С.</text:p>
      <text:p text:style-name="P54"/>
      <text:h text:style-name="Heading_20_2" text:outline-level="2">24. Навсегда. И всегда</text:h>
      <text:p text:style-name="P140"/>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50"/>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4">Центурия <text:span text:style-name="T52">–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1"/>
      <text:p text:style-name="P61">Я хотела бы бежать с тобой по полю, но у меня есть крылья.</text:p>
      <text:p text:style-name="P61">Я хотела бы лежать с тобой на поле ромашек, но я дочь неба.</text:p>
      <text:p text:style-name="P61">Всё что я могу — нести тебя в колеснице по облакам навстречу солнцу.</text:p>
      <text:p text:style-name="P96"/>
      <text:p text:style-name="P49">И прежде чем я успел что-либо осмыслить, из дальнего закутка моей души вырвался ответ.</text:p>
      <text:p text:style-name="P96"/>
      <text:p text:style-name="P61">Я хотел бы лететь в небе рядом с тобой, но у меня нет крыльев.</text:p>
      <text:p text:style-name="P61">Мне хотелось бы лежать на облаке рядом с тобой, но я сын земли.</text:p>
      <text:p text:style-name="P61">Всё, что я могу — нарисовать тебя купающейся в солнечных лучах.</text:p>
      <text:p text:style-name="P96"/>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
      <text:p text:style-name="P77"><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54">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круг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4"><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
      <text:p text:style-name="P4">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4">Холодный взгляд жёлтых глаз без зрачков гипнотизирует. Сокращения щупалец медленно передвигают склизкое тело к нам.</text:p>
      <text:p text:style-name="P4">– Дэш!!!</text:p>
      <text:p text:style-name="P4"/>
      <text:p text:style-name="P4">Следующее щупальце обвивается вокруг моего пояса, но пегаска перекусывает его.</text:p>
      <text:p text:style-name="P4">– Не распускай нюни!!! Убирайся! Я больше не могу тебя защищать!</text:p>
      <text:p text:style-name="P4"/>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4"/>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4"/>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4">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
      <text:p text:style-name="P4">Это всё сон. Всего лишь дурной сон. Я сейчас проснусь, и ничего этого не будет. И не было. Ведь это только сон, правда?</text:p>
      <text:p text:style-name="P4"/>
      <text:p text:style-name="P4">Я закрываю глаза и беззвучно кричу.</text:p>
      <text:p text:style-name="P4"/>
      <text:p text:style-name="P41">~~~~~</text:p>
      <text:p text:style-name="P4"/>
      <text:p text:style-name="P5">–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Мы превратим эти руины в выжженый кратер!!! Что нам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26">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5">–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5">– Что? Ты мне не доверяешь??!</text:p>
      <text:p text:style-name="P5"><text:soft-page-break/>–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10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5"/>
      <text:p text:style-name="P106">Кажется, я уже встречал это раньше! Не помню только, где и когда.</text:p>
      <text:p text:style-name="P10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text:p>
      <text:p text:style-name="P5">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 Понедельник.</text:span></text:h>
      <text:h text:style-name="P171"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19">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60">***</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
      <text:p text:style-name="P4">Драконикус отпил из стаканчика.</text:p>
      <text:p text:style-name="P1">– <text:span text:style-name="T79">Х</text:span>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2">– <text:span text:style-name="T78">Тебе не понять, – пробормотала Эпплджек сквозь слёзы. – Мы для тебя што пыль под ногами. Она была моей лучшей подругой. Поверить не могу, што её больше нет.</text:span></text:p>
      <text:p text:style-name="P99">Эпплджек принялась вытирать платком лицо <text:span text:style-name="T81">рыдающей</text:span> Флаттершай.</text:p>
      <text:p text:style-name="P99"/>
      <text:p text:style-name="P99">Дискорд долго смотрел на них и в конце-концов неожиданно мягко произнёс:</text:p>
      <text:p text:style-name="P99">– И это всё же лучше, чем вообще не иметь никого, чью утрату будешь воспринимать с болью.</text:p>
      <text:p text:style-name="P99">Пожав плечами, он вернул себе фиглярский вид.</text:p>
      <text:p text:style-name="P1"/>
      <text:p text:style-name="P100">– <text:span text:style-name="T79">Так вот, примат, у нас в распоряжении четыре дня. Какой сегодня день?</text:span></text:p>
      <text:p text:style-name="P101">– <text:span text:style-name="T80">Воскресенье. Девять вечера.</text:span></text:p>
      <text:p text:style-name="P103">Дискорд вытащил из внутреннего кармана смокинга песочные часы и сморщил лоб.</text:p>
      <text:p text:style-name="P102">– <text:span text:style-name="T82">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text:span></text:p>
      <text:p text:style-name="P10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1"/>
      <text:p text:style-name="P58">Стакан медленно собрался воедино и прыгнул обратно в руку Дискорду.</text:p>
      <text:p text:style-name="P58">– Хорошо, хоть от моей заначки в Эогиппе кое-что осталось, <text:span text:style-name="T85">не всё на тебя протрынькал</text:span>, – пробурчал он.</text:p>
      <text:p text:style-name="P58">– Ну так и зачем её тратить на ерунду? – возразил я.</text:p>
      <text:p text:style-name="P59">– Пхе! Не волнуйся, «Проводник»! От таких фокусов её не убудет. Я столько магии накопил за тысячелетия <text:span text:style-name="T84">сидения</text:span> в статуе, что <text:span text:style-name="T85">ещё вчера </text:span>мог бы жонглировать планетами как яблоками. <text:span text:style-name="T85">Сейчас, конечно, коридор уже не открою, но</text:span> вывернуть этот дурацкий мирок наизнанку пару раз <text:span text:style-name="T85">ещё могу.</text:span> Кстати, он от этого только лучше стал бы.</text:p>
      <text:p text:style-name="P29"/>
      <text:p text:style-name="P60">***</text:p>
      <text:p text:style-name="P58"/>
      <text:p text:style-name="P37"><text:span text:style-name="T2">… Вот дерьмо</text:span>! Это уже черезчур!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1"/>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
      <text:p text:style-name="P4">Да хуй с ним! Облом разбираться.</text:p>
      <text:p text:style-name="P4"/>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7"/>
      <text:p text:style-name="P4">Заебись.</text:p>
      <text:p text:style-name="P4"/>
      <text:p text:style-name="P4">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text:span></text:p>
      <text:p text:style-name="P4"/>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4"/>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4"/>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
      <text:p text:style-name="P4">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4"/>
      <text:p text:style-name="P1">– Ну что?</text:p>
      <text:p text:style-name="P1"/>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7"/>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text:p text:style-name="P67">– Я отлучусь на пару деньков… Не скучайте тут без меня. Ждите дома. Вернусь с Сахарной Ваткой в обнимку — верь мне! Бу-га-га!</text:p>
      <text:p text:style-name="P67"/>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4"><text:soft-page-break/>С этими словами драконикус смылся, скатившись на жалобно крякающем гироскутере прямо по ступенькам.</text:p>
      <text:p text:style-name="P4"/>
      <text:p text:style-name="P4">Блядь… Ну и придурок! Я нажал на кнопку вызова лифта.</text:p>
      <text:p text:style-name="P4"/>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4"/>
      <text:p text:style-name="P4">Улыбающийся смайлик лифтовых дверей разошёлся в стороны и я сделал шаг вперёд, погружённый в свои мысли…</text:p>
      <text:p text:style-name="P4"/>
      <text:p text:style-name="P4">…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4"/>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 зл<text:span text:style-name="T94">ой</text:span> <text:span text:style-name="T94">смайлик</text:span>.</text:p>
      <text:p text:style-name="P17"/>
      <text:h text:style-name="Heading_20_2" text:outline-level="2">2<text:span text:style-name="T1">7</text:span>. <text:span text:style-name="T1">Терра. Вторник. Среда.</text:span></text:h>
      <text:h text:style-name="P171"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коробку.</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 и хруст печенья.</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text:soft-page-break/>–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1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0">– Ты его слишком… эмм, упрощаешь. – продолжала Флаттершай. – Вот, взгляни сюда.</text:p>
      <text:p text:style-name="P110">Флаттершай повернула ко мне экран. Мультяшный Дискорд с полными слёз глазами стоял на ледовом катке перед брошенными коньками.</text:p>
      <text:p text:style-name="P11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5">Я с удивлением повернулся к притихшей Флаттершай.</text:p>
      <text:p text:style-name="P115">– А как?</text:p>
      <text:p text:style-name="P115">Девушка обхватила себя руками, как будто от холода. Я еле различал её полушёпот.</text:p>
      <text:p text:style-name="P11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0"><text:span text:style-name="T11">–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10">Девушка слабо улыбнулась.</text:p>
      <text:p text:style-name="P121">– Я не сержусь… На Дискорда трудно не злиться… Он так себя ведёт, потому что его это… эмм… <text:s/>забавляет.</text:p>
      <text:p text:style-name="P4"/>
      <text:p text:style-name="P141">***</text:p>
      <text:p text:style-name="P139"/>
      <text:p text:style-name="P4">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5">– Што ты решил, Анон?</text:p>
      <text:p text:style-name="P105"><text:soft-page-break/>Я пожал плечами.</text:p>
      <text:p text:style-name="P4">– М<text:span text:style-name="T26">ы заманим Ксению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10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хер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Ксения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Ксения рассмеялась.</text:p>
      <text:p text:style-name="P4">– А потом?</text:p>
      <text:p text:style-name="P4">– Шерлока. Пятый сезон.</text:p>
      <text:p text:style-name="P4">– Договорились.</text:p>
      <text:p text:style-name="P4"/>
      <text:p text:style-name="P4">Я выходил из МакДональдса, когда Ксения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4"><text:soft-page-break/>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4">–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text:span text:style-name="T1">8</text:span>. Терра. Четверг</text:h>
      <text:h text:style-name="Heading_20_3" text:outline-level="3">Четверг</text:h>
      <text:p text:style-name="P1"/>
      <text:p text:style-name="P4">– Порыв ветра? Ломающий арматуру? Ты сам-то веришь в этот навоз?</text:p>
      <text:p text:style-name="P4">Эпплджек раздражённо отвернулась. Я успокаивающе похлопал её по плечу.</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Анон, если он не хотел тебя утопить!</text:p>
      <text:p text:style-name="P4">–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8">***</text:p>
      <text:p text:style-name="P67"/>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soft-page-break/>…</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text:span text:style-name="T11">module </text:span>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4">Бинго! Нэш наконец-то слетел с катушек!</text:p>
      <text:p text:style-name="P4">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4"/>
      <text:p text:style-name="P4">– Хррр… Приветствую тебя, Анон! Наконец-то! – проскрипело в наушниках.</text:p>
      <text:p text:style-name="P4"/>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24">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text:p text:style-name="P4">– Анон! Обернись! – наушники хрипели, работая на трёхстах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ядь!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от экрана розовая кобылка, которая тут же прижала нос к стеклу.</text:p>
      <text:p text:style-name="P4"/>
      <text:p text:style-name="P4">– Анон!!! Что же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4"/>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4"/>
      <text:p text:style-name="P4"><text:soft-page-break/>Аликорница со страданием смотрела на меня с экрана. Потом она покачала головой.</text:p>
      <text:p text:style-name="P4">– Нет, Анон. Ты пребываешь в плену своих сновидений.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4"/>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сирене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дискорд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13"/>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4">Ксения обернулась, когда я влетел в серверную.</text:p>
      <text:p text:style-name="P13">–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4">Я смотрел на Ксению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text:soft-page-break/>Я вытер пот со лба.</text:p>
      <text:p text:style-name="P13">– Ты молодец, Ксен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дивлённо уставились на меня с заднего сидения.</text:p>
      <text:p text:style-name="P13">– А где та тётка? Ш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Ксен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форменных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text:soft-page-break/>Я вырулил под арку, проехал весь двор и остановился у подъезда.</text:p>
      <text:p text:style-name="P51">– Приехали!</text:p>
      <text:p text:style-name="P51"/>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8"/>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3">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text:soft-page-break/>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3"><text:soft-page-break/>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11"><text:span text:style-name="T11">– Анон…</text:span><text:span text:style-name="T1"> Тут окно разбито… И верёвка висит. – пискнула Флаттершай из кухни.</text:span></text:p>
      <text:p text:style-name="P109"><text:span text:style-name="T11">– </text:span><text:span text:style-name="T1">Оставь, Флатти, не сейчас! – отмахнулся я.</text:span></text:p>
      <text:p text:style-name="P110">Эпплджек стояла посреди комнаты и оглядывалась.</text:p>
      <text:p text:style-name="P121">– Не нравится мне тут. Чуйка нехорошая…</text:p>
      <text:p text:style-name="P11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7">Аликорница всполошилась и спрятала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1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1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21"/>
      <text:h text:style-name="P169" text:outline-level="2">2<text:span text:style-name="T1">9</text:span>. Отбытие</text:h>
      <text:p text:style-name="P125"/>
      <text:p text:style-name="P110"><text:span text:style-name="T11">– </text:span>Оп-па! – пробормотала Эпплджек. – Нежданчик!</text:p>
      <text:p text:style-name="P110">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1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oft-page-break/><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10">Дискорд обернулся на голос и в этот момент я швырнул в него кружкой и бросился к нему через комнату с занесенным над головой стулом.</text:p>
      <text:p text:style-name="P110">Оглушённый драконикус попытался отъехать на кресле в сторону, но я припёр его стулом к стенке.</text:p>
      <text:p text:style-name="P142">– Эй-Джей, Флатти, хватайте комп и на выход! Я с ним разберусь! Не теряйте вре..!</text:p>
      <text:p text:style-name="P142">– ТЫ ИДИО..!!!</text:p>
      <text:p text:style-name="P142">Дискорд <text:s/>заорал одновременно со мной, прикрываясь от меня руками, когда раздался оглушительный</text:p>
      <text:p text:style-name="P142">… </text:p>
      <text:p text:style-name="P144">БАХ!!!</text:p>
      <text:p text:style-name="P145">…</text:p>
      <text:p text:style-name="P14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раконикуса появилось удивлённо-мечтательное выражение и он вырубился.</text:p>
      <text:p text:style-name="P121"/>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0"/>
      <text:p text:style-name="P110">Я раздражённо повернулся к фермерше.</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руке, привязанной к подлокотнику, и покрутил пальцем у виска.</text:p>
      <text:p text:style-name="P110"><text:soft-page-break/>– Потому што ты напал на него. – пожала плечами Эпплджек. – Я и подумала — тебе виднее. И подсобила маленько.</text:p>
      <text:p text:style-name="P110"/>
      <text:p text:style-name="P110">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3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2">Я повернулся к выходу. Флаттершай проскочила у меня под локтём и кинулась к драконикусу.</text:p>
      <text:p text:style-name="P132"/>
      <text:p text:style-name="P132"><text:span text:style-name="T11">– Нет! Дискорд </text:span>— не убийца!!!</text:p>
      <text:p text:style-name="P132">С необычной для неё силой Флаттершай вытащила кляп изо рта драконикуса.</text:p>
      <text:p text:style-name="P13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7"/>
      <text:p text:style-name="P132">Или драконикус — гениальный актёр, или… ?</text:p>
      <text:p text:style-name="P132"/>
      <text:p text:style-name="P132">Я вернулся к драконикусу и уселся на стул напротив него.</text:p>
      <text:p text:style-name="P132"><text:span text:style-name="T11">– Р</text:span>ассказывай.</text:p>
      <text:p text:style-name="P132">Дискорд немного успокоился.</text:p>
      <text:p text:style-name="P13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3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32">У драконикуса глаза полезли на лоб.</text:p>
      <text:p text:style-name="P13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2"/>
      <text:p text:style-name="P132">Я задумался. Драконикус, похоже, говорил искренне. Но кто тогда всё это время играл с нами, <text:span text:style-name="T26">словно кот с мышью</text:span>?</text:p>
      <text:p text:style-name="P132"><text:span text:style-name="T11">– </text:span>Анон! <text:span text:style-name="T11">– </text:span>крикнула Эпплджек из прихожей. <text:span text:style-name="T11">– </text:span>Я слышу шум за дверью!</text:p>
      <text:p text:style-name="P132">Практически одновременно раздался звонок.</text:p>
      <text:p text:style-name="P135"><text:soft-page-break/>– ОТКРОЙТЕ, ПОЛИЦИЯ! Вам даётся полминуты, чтобы открыть дверь! Через тридцать секунд дверь будет выбита!</text:p>
      <text:p text:style-name="P135"/>
      <text:p text:style-name="P135">Эпплджек ошалело выскочила из прихожей. Несколько мгновений я молча смотрел на неё. В голове свистел ветер и играла дудочка.</text:p>
      <text:p text:style-name="P135">– На крышу, живо!!! Через окно на кухне! – зашипел Дискорд.</text:p>
      <text:p text:style-name="P135">– Что? – ступил я.</text:p>
      <text:p text:style-name="P13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5"/>
      <text:p text:style-name="P135">Эпплджек, с ноутбуком в одной руке и Флаттершай — во второй, кинулась на кухню.</text:p>
      <text:p text:style-name="P132">Дверь содрогнулась от мощного удара. Послышался стук падающей штукатурки. Я сломя голову бросился за девушками.</text:p>
      <text:p text:style-name="P132">– Развяжи меня, кретин!!! – гаркнул вдогонку Дискорд.</text:p>
      <text:p text:style-name="P13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text:p>
      <text:p text:style-name="P13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2">Верёвка в кухонном окне дёргалась под весом карабкающихся девушек. Я словил её и стал на подоконник.</text:p>
      <text:p text:style-name="P132"/>
      <text:p text:style-name="P132">Блё-о-о!</text:p>
      <text:p text:style-name="P132"/>
      <text:p text:style-name="P13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3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32"/>
      <text:p text:style-name="P132">Я задрал голову.</text:p>
      <text:p text:style-name="P132">О! Так уже легче! Надо мной всего лишь два этажа. Десять метров верёвки. Если не смотреть вниз, то…</text:p>
      <text:p text:style-name="P132"/>
      <text:p text:style-name="P134">«…<text:span text:style-name="T26">Будь храбр. Будь стоек. Будь силён. Что бы ни случилось, помни: Эквестрия с тобой. Эквестрия в тебе. Навсегда. И всегда…»</text:span></text:p>
      <text:p text:style-name="P136"/>
      <text:p text:style-name="P132">Я вытер ладони о штаны, ухватил канат и сделал шаг вперёд…</text:p>
      <text:p text:style-name="P132"/>
      <text:p text:style-name="P132"><text:soft-page-break/>…</text:p>
      <text:p text:style-name="P132"/>
      <text:p text:style-name="P132">Святые яйца, Анон, ты действительно сделал ЭТО!</text:p>
      <text:p text:style-name="P132"/>
      <text:p text:style-name="P132">…</text:p>
      <text:p text:style-name="P132"/>
      <text:p text:style-name="P13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Селестия милосердная!!!</text:p>
      <text:p text:style-name="P13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появилась над бортиком и свесила вниз руку. Эпплджек вытянулась и протянула ей ноутбук одной рукой.</text:p>
      <text:p text:style-name="P132">НЕТ! У них не получилось!</text:p>
      <text:p text:style-name="P132">У меня враз вспотели ладони. Держаться на верёвке стало чертовски трудно.</text:p>
      <text:p text:style-name="P13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2">К счастью, фермерша не разжала ног.</text:p>
      <text:p text:style-name="P13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2"><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2"/>
      <text:p text:style-name="P132">Бляблябляблябля!!! ДА НУ ЕГО НАХУЙ — ТАКОЙ АЛЬПИНИЗМ!!!</text:p>
      <text:p text:style-name="P132">БЛЯ!!!…</text:p>
      <text:p text:style-name="P132">Верёвка закончилась. Наконец-то у меня появилось время для паники. Я судорожно обнял Эпплджек, закрыл глаза и приготовился…</text:p>
      <text:p text:style-name="P132"/>
      <text:p text:style-name="P132">…</text:p>
      <text:p text:style-name="P132"/>
      <text:p text:style-name="P132">Захват поперёк груди и сильный рывок выдавили из меня остатки дыхания.</text:p>
      <text:p text:style-name="P132">– ОТПУСТИ КОБЫЛУ!!! – загрохотало мне в ухо.</text:p>
      <text:p text:style-name="P132">Я открыл глаза.</text:p>
      <text:p text:style-name="P13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32">Я чуть поднял глаза и уставился в кривую морду драконикус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2"/>
      <text:p text:style-name="P132">…</text:p>
      <text:p text:style-name="P132"/>
      <text:p text:style-name="P13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2">– Эмм… Флатти, дорогая, нам пора. Я слышу шаги на лестнице. Не говоря уже о том, что до закрытия коридора осталось минут <text:span text:style-name="T83">двадцать, не больше</text:span>…</text:p>
      <text:p text:style-name="P132"/>
      <text:p text:style-name="P132">…</text:p>
      <text:p text:style-name="P132"/>
      <text:p text:style-name="P132">На длинной шее драконикуса разместились Эпплджек и Флаттершай. Я, для сохранения баланса, разместился ближе к хвосту.</text:p>
      <text:p text:style-name="P132">Дискорд расправил крылья и начал короткую пробежку к краю.</text:p>
      <text:p text:style-name="P13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32"/>
      <text:p text:style-name="P132">…ограда края крыши промелькнула под нами…</text:p>
      <text:p text:style-name="P137"><text:soft-page-break/></text:p>
      <text:p text:style-name="P132"><text:span text:style-name="T11">– …</text:span>собственно, держаться в воздухе дольше у меня не хватит магии.</text:p>
      <text:p text:style-name="P132"/>
      <text:p text:style-name="P132">Мы летели навстречу закату.</text:p>
      <text:p text:style-name="P132"/>
      <text:p text:style-name="P132">…</text:p>
      <text:p text:style-name="P132"/>
      <text:p text:style-name="P13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2"><text:span text:style-name="T11">– </text:span>Ю-ху-у-у!!!</text:p>
      <text:p text:style-name="P13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2">Перед нами увеличивалась громада моей высотки.</text:p>
      <text:p text:style-name="P13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2">– Пристегните ремни! – проревел Дискорд, резко ускоряясь. – Будет весело!!!</text:p>
      <text:p text:style-name="P132">Эпплджек покрепче прижала к себе ноутбук. Флаттершай прижалась к шее Дискорда, отвернулась и закрыла глаза.</text:p>
      <text:p text:style-name="P132">– ВНИМАНИЕ!!! – заорал Дискорд, сложил крылья и влетел в коридор.</text:p>
      <text:p text:style-name="P132"/>
      <text:p text:style-name="P133">***</text:p>
      <text:p text:style-name="P132"/>
      <text:p text:style-name="P132">Бля!!!</text:p>
      <text:h text:style-name="Heading_20_2" text:outline-level="2"/>
      <text:h text:style-name="Heading_20_2" text:outline-level="2"><text:span text:style-name="T1">30</text:span>. Разговор за столиком в <text:span text:style-name="T1">ночи</text:span></text:h>
      <text:p text:style-name="P146"/>
      <text:p text:style-name="P148">Мы почти успели.</text:p>
      <text:p text:style-name="P14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3"><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3"/>
      <text:p text:style-name="P143">ХА-ХА-ХА!</text:p>
      <text:p text:style-name="P143"/>
      <text:p text:style-name="P143">Прямо как сейчас. Как говорится, найди десять отличий.</text:p>
      <text:p text:style-name="P143">Вот только… Только Дэш была бы жива…</text:p>
      <text:p text:style-name="P147">Я тяжело вздохнул.</text:p>
      <text:p text:style-name="P147"/>
      <text:p text:style-name="P147">…</text:p>
      <text:p text:style-name="P147"/>
      <text:p text:style-name="P14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4"><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4"><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4">К сожалению, к Эквусу это не относится.</text:p>
      <text:p text:style-name="P4">Анакорн развёл копытами и отпил из стакана.</text:p>
      <text:p text:style-name="P11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2"><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4">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10">Я запротестовал.</text:p>
      <text:p text:style-name="P112">– В Эквестрии не двигают солнце! Аликорны лишь корректируют орбиту Эквуса и луны вокруг него, хотя все уверены в обратном.</text:p>
      <text:p text:style-name="P112">Анакорн улыбнулся во всю морду.</text:p>
      <text:p text:style-name="P112">– Значит, ты уже помогаешь мне, Проводник, даже сам того не осознавая! Я рад!</text:p>
      <text:p text:style-name="P110">Демиург снова отпил из стакана и продолжил.</text:p>
      <text:p text:style-name="P112"/>
      <text:p text:style-name="P11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2">Анакорн только развёл копытами.</text:p>
      <text:p text:style-name="P112">– Не знаю. Может, ему фунты и ярды больше нравятся.</text:p>
      <text:p text:style-name="P112">– Ты так говоришь, будто у Эквуса есть свой собственный разум. – заметил я.</text:p>
      <text:p text:style-name="P112">Анакорн усмехнулся.</text:p>
      <text:p text:style-name="P11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0"/>
      <text:p text:style-name="P110"><text:soft-page-break/>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12"/>
      <text:p text:style-name="P11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0"/>
      <text:p text:style-name="P110">Анакорн мрачно уставился на мерцающую голограмму Эквуса<text:span text:style-name="T26">. Ко мне наконец-то пришло понимание ситуации.</text:span></text:p>
      <text:p text:style-name="P115">– А почему ты сам не можешь поддерживать Эквус? Ты же его демиург? Ну так и питай его своей созидающей силой, пока он не окрепнет!</text:p>
      <text:p text:style-name="P110">Анакорн смутился.</text:p>
      <text:p text:style-name="P11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5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10">– Хмм. То есть, это брони создали Эквус?</text:p>
      <text:p text:style-name="P11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0"/>
      <text:p text:style-name="P110">Анакорн прижал одним копытом центр карандаша к столу и ударил по его кончику другим. Карандаш стал вертеться своеобразной юлой.</text:p>
      <text:p text:style-name="P110"/>
      <text:p text:style-name="P11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2"/>
      <text:p text:style-name="P110">Я вспомнил события последнего времени моей родины<text:span text:style-name="T11">.</text:span></text:p>
      <text:p text:style-name="P11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0"><text:soft-page-break/>Анакорн с такой силой надавил копытом на карандаш, что тот хрустнул.</text:p>
      <text:p text:style-name="P11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2">Я развёл руками.</text:p>
      <text:p text:style-name="P11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2">Анакорн улыбнулся и вскочил с пуфика.</text:p>
      <text:p text:style-name="P11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text:span><text:span text:style-name="T51">твоём </text:span><text:span text:style-name="T26">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5"/>
      <text:p text:style-name="P115">Я истерически расхохотался.</text:p>
      <text:p text:style-name="P16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text:span text:style-name="T86">порнушные</text:span> картинки с Селестией! Ты не к тому обратился. И вообще, после смерти <text:span text:style-name="T86">Юджина</text:span> я видеть их больше не могу!</text:p>
      <text:p text:style-name="P115"/>
      <text:p text:style-name="P115">Спустив пар, я скептически хмыкнул.</text:p>
      <text:p text:style-name="P115">– Да и как их корректировать, эти недочёты? Сказать: «Повелеваю быть сему»?</text:p>
      <text:p text:style-name="P115">Анакорн поправил невесть откуда взявшиеся на переносице очки и ответил.</text:p>
      <text:p text:style-name="P11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text:span text:style-name="T26"/></text:p>
      <text:p text:style-name="P115">Я задумался. На самом деле, интересная логическая задача…</text:p>
      <text:p text:style-name="P115"/>
      <text:p text:style-name="P11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5"><text:soft-page-break/>– А кьютимарки ты сам даришь пони, когда распознаёшь их жизненное предназначение!!! – так же азартно заорал я.</text:p>
      <text:p text:style-name="P11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5">Я пожал плечами.</text:p>
      <text:p text:style-name="P115">– А по-другому я не могу объяснить их появление. К сожалению.</text:p>
      <text:p text:style-name="P11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5">– Хорошо. Уговорил. Кьютимарки беру на себя. Так и знал, что мне самое трудное достанется!</text:p>
      <text:p text:style-name="P11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на меня смотреть! Если я стану применять магию вместо ловкости, теряется весь смысл упражнения… О, глянь-ка на Эквус!</text:p>
      <text:p text:style-name="P115">И впрямь, было на что посмотреть. Уровень помех на голограмме снизился на порядок и сама она стала светиться ровным голубоватым светом.</text:p>
      <text:p text:style-name="P11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5">– Почему бы не сделать главной каноническую Эквестрию? Ту, что описана в мультике?</text:p>
      <text:p text:style-name="P115">– <text:span text:style-name="T87">Нет, так не получится. </text:span>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6"/>
      <text:p text:style-name="P11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6"/>
      <text:p text:style-name="P11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64"><text:soft-page-break/>&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5">Анакорн аж подпрыгнул на месте от восторга и стал мне аплодировать.</text:p>
      <text:p text:style-name="P116"/>
      <text:p text:style-name="P115"><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6"/>
      <text:p text:style-name="P116">Я подозрительно посмотрел на Анакорна.</text:p>
      <text:p text:style-name="P116"/>
      <text:p text:style-name="P115"><text:span text:style-name="T18">– </text:span><text:span text:style-name="T52">Какой ещё, нафиг, «мой фанфик»? Я никакого фанфика не писал. И не собираюсь.</text:span></text:p>
      <text:p text:style-name="P116">Анакорн ехидно ухмыльнулся и сделал мне «глазки».</text:p>
      <text:p text:style-name="P115"><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6"/>
      <text:p text:style-name="P116">Я растерялся.</text:p>
      <text:p text:style-name="P11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5"><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15">…</text:p>
      <text:p text:style-name="P115">Факн щит<text:note text:id="ftn21" text:note-class="footnote"><text:note-citation>21</text:note-citation><text:note-body><text:p text:style-name="P153">Fucking shit <text:span text:style-name="T2">–</text:span> <text:span text:style-name="T1">ёбаное дерьмо</text:span></text:p></text:note-body></text:note>!..</text:p>
      <text:p text:style-name="P115">…</text:p>
      <text:p text:style-name="P115">Ну а что мне остаётся? Я фейспамнул.</text:p>
      <text:p text:style-name="P115"/>
      <text:p text:style-name="P11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5">Анакорн насупился и спрятал карандаш в гриву.</text:p>
      <text:p text:style-name="P11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5"/>
      <text:p text:style-name="P115"><text:soft-page-break/>Вот тебе и помахала Эквестрия ручкой, Анон!</text:p>
      <text:p text:style-name="P115"/>
      <text:p text:style-name="P11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4"/>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к себе обратно проходил?</text:p>
      <text:p text:style-name="P11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0">Так вот, возвращать тебя обратно в твой мир я не буду.</text:p>
      <text:p text:style-name="P110"/>
      <text:p text:style-name="P110">Я непонимающе хлопал глазами.</text:p>
      <text:p text:style-name="P110"/>
      <text:p text:style-name="P11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0">Теперь — об оплате.</text:p>
      <text:p text:style-name="P110"/>
      <text:p text:style-name="P110"><text:soft-page-break/>Анакорн наклонился ко мне через стол и подмигнул.</text:p>
      <text:p text:style-name="P110"/>
      <text:p text:style-name="P110">– Проси, чего хочешь!</text:p>
      <text:p text:style-name="P110"/>
      <text:p text:style-name="P110">Пока я думал, демиург мурлыкал себе под нос в эйфории: «Да! В такие моменты ощущаешь себя богом! Я крут! Ха-ха!»</text:p>
      <text:p text:style-name="P110"/>
      <text:p text:style-name="P11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0">Ради этого написать фанфик — очень малая цена. Совсем ничтожная.</text:p>
      <text:p text:style-name="P115"/>
      <text:p text:style-name="P115">– <text:span text:style-name="T89">ВЕРНИ ДЭШ</text:span>!!!</text:p>
      <text:p text:style-name="P115"/>
      <text:p text:style-name="P115">Копыта Анакорна разъехались и он впечатался мордой в стол.</text:p>
      <text:p text:style-name="P115">– Э-э-э… м-м-м… ну-у-у… Перо мне в зад!.. Нельзя сказать, что это совсем невыполнимо… Но, прямо скажу, задачка не для студента!</text:p>
      <text:p text:style-name="P115">Глаза демиурга бегали, как у застуканного в трамвае безбилетника. <text:span text:style-name="T91">Он в замешательстве начал грызть копыто.</text:span></text:p>
      <text:p text:style-name="P115">– А ты студент?</text:p>
      <text:p text:style-name="P11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5">– Другое просить не будешь? – сухо переспросил Анакорн. – Учти, время уходит. То, что я вижу в качестве решения, мне не нравится.</text:p>
      <text:p text:style-name="P115">– Нет! – отрезал я.</text:p>
      <text:p text:style-name="P11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5">– Что? Ты о чём?</text:p>
      <text:p text:style-name="P11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5">Есть только маленькая проблемка…</text:p>
      <text:p text:style-name="P115"/>
      <text:p text:style-name="P115">Анакорн скривился и отвёл глаза.</text:p>
      <text:p text:style-name="P115">– Какая?</text:p>
      <text:p text:style-name="P11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5"><text:soft-page-break/>Я вздохнул. Слишком много философии на <text:span text:style-name="T92">твою</text:span> голову, <text:span text:style-name="T92">Анон</text:span>!</text:p>
      <text:p text:style-name="P115">– Делай, как я сказал! А я сделаю своё.</text:p>
      <text:p text:style-name="P115"/>
      <text:p text:style-name="P11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0">– Ты ещё увидишь пару-тройку снов на прощание. Это мой подарок тебе. Удачи!</text:p>
      <text:p text:style-name="P110"/>
      <text:p text:style-name="P122">~~~</text:p>
      <text:p text:style-name="P116"/>
      <text:p text:style-name="P116">– Здравствуй, Анон. – Селестия стояла передо мной без привычных взгляду властных регалий. – Я хочу поблагодарить тебя за всё.</text:p>
      <text:p text:style-name="P116">– Привет, Сел. Я рад, что с тобой всё в порядке.</text:p>
      <text:p text:style-name="P116">Аликорница стояла передо мной в сияющем ореоле гривы. Потом она нерешительно сделала шаг навстречу.</text:p>
      <text:p text:style-name="P11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20">&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16">Я устало рассмеялся.</text:p>
      <text:p text:style-name="P116">– Сел, я завязал с конеёбством. Извини.</text:p>
      <text:p text:style-name="P11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6">– В другое время, в другом месте, Анон! В другое время, в другом месте!</text:p>
      <text:p text:style-name="P116"/>
      <text:p text:style-name="P119">~~~</text:p>
      <text:p text:style-name="P119"/>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1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3">Тёмная аликорница тяжело вздохнула.</text:p>
      <text:p text:style-name="P11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3">– Я был бы рад. Мне жаль, что из-за меня погиб твой особенный пони.</text:p>
      <text:p text:style-name="P113">Луна горько вздохнула.</text:p>
      <text:p text:style-name="P11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text:soft-page-break/>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3"><text:span text:style-name="T22"/></text:p>
      <text:p text:style-name="P124">Я молча протянул руку к носу аликорницы и попытался легонько сжать его. Рука прошла сквозь тело.</text:p>
      <text:p text:style-name="P124">– Бу-уп! – слабо улыбнулась Луна.</text:p>
      <text:p text:style-name="P124"/>
      <text:p text:style-name="P113">Аликорница подняла копыто и прижала его к моей груди.</text:p>
      <text:p text:style-name="P113">– Эквестрия с тобой. Эквестрия в тебе. Навсегда. И всегда. <text:span text:style-name="T88">Я</text:span> уверена, мы ещё встретимся, Анон! В другое время, в другом месте. В другое время, в другом месте!</text:p>
      <text:p text:style-name="P110"/>
      <text:p text:style-name="P119">~~~</text:p>
      <text:p text:style-name="P121"/>
      <text:p text:style-name="P113">– Думал от меня в другой реальности спрятаться, Проводничёк?!</text:p>
      <text:p text:style-name="P113">Передо мной возникл<text:span text:style-name="T93">о</text:span> хмур<text:span text:style-name="T93">ое</text:span> <text:span text:style-name="T93">рыло</text:span> Дискорда.</text:p>
      <text:p text:style-name="P11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3">Так что, Проводничёк, мы ещё встретимся! В другое время и в другом месте! Жди! В другое время, в другом месте!!!</text:p>
      <text:p text:style-name="P117"/>
      <text:p text:style-name="P118">~~~</text:p>
      <text:p text:style-name="P110"/>
      <text:p text:style-name="P113">– Анон?</text:p>
      <text:p text:style-name="P113">– Дэш?!!</text:p>
      <text:p text:style-name="P113">– Эмм… Ты мне снишься?</text:p>
      <text:p text:style-name="P113">– Нет, Дэш, это ты мне снишься.</text:p>
      <text:p text:style-name="P11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3">Пегаска почесала в затылке со смущением.</text:p>
      <text:p text:style-name="P113">– Да? Правда? Ну, офигеть! Что-то я такого не помню совсем. А ты как?</text:p>
      <text:p text:style-name="P109"><text:span text:style-name="T30">– Я в порядке. Вот, возвращаюсь </text:span>в свой мир. Ну, не совсем <text:span text:style-name="T1">в свой</text:span>. Почти.</text:p>
      <text:p text:style-name="P109"><text:span text:style-name="T1">–</text:span> Навсегда? <text:span text:style-name="T1">Ты не вернёшься?</text:span></text:p>
      <text:p text:style-name="P109"><text:span text:style-name="T1">–</text:span> Скорее всего, да.</text:p>
      <text:p text:style-name="P109"><text:span text:style-name="T1">–</text:span> Это плохо. <text:span text:style-name="T1">Я хотела тебе сказать</text:span>…</text:p>
      <text:p text:style-name="P109"><text:span text:style-name="T1">–</text:span> Не надо, Дэш. Не стоит. Мне очень жаль.</text:p>
      <text:p text:style-name="P10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10"><text:soft-page-break/>В голосе пегаски слышались слёзы.</text:p>
      <text:p text:style-name="P10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9"><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9"><text:span text:style-name="T1">–</text:span> И тебя, и Твайлайт, и <text:span text:style-name="T1">Пинки</text:span>, и <text:span text:style-name="T1">Эпплджек</text:span>, и всех-всех-всех… Таковы правила.</text:p>
      <text:p text:style-name="P10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9">Я опустил руку на шею <text:span text:style-name="T1">пегаски</text:span> и ощутил теплоту и лёгкое покалывание в пустоте.</text:p>
      <text:p text:style-name="P10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9"><text:span text:style-name="T1">–</text:span> И лучше рано, чем поздно! Я не люблю <text:span text:style-name="T1">долго </text:span>ждать!</text:p>
      <text:p text:style-name="P109"><text:span text:style-name="T1">–</text:span> Да, Дэш. <text:span text:style-name="T1">–</text:span> её образ начал таять. <text:span text:style-name="T1">–</text:span> Да, я помню.</text:p>
      <text:p text:style-name="P109"/>
      <text:p text:style-name="P109">Я всё ещё помню…</text:p>
      <text:p text:style-name="P54"/>
      <text:h text:style-name="Heading_20_2" text:outline-level="2">Эпилог. Земля</text:h>
      <text:p text:style-name="P123"/>
      <text:p text:style-name="P130">Звон будильника чуть не проломил башку. Я открыл глаза. </text:p>
      <text:p text:style-name="P130"/>
      <text:p text:style-name="P13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8"/>
      <text:p text:style-name="P130"><text:span text:style-name="T1">Я нашарил ногами тапки и пошёл в ванную. Проходя мимо стола, зацепился взглядом за</text:span> эскиз <text:span text:style-name="T1">рисунка</text:span>.</text:p>
      <text:p text:style-name="P130"/>
      <text:p text:style-name="P1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8"/>
      <text:p text:style-name="P126">Для того, чтобы выдавить остатки пасты на щётку, пришлось затратить серьёзные усилия.</text:p>
      <text:p text:style-name="P126"/>
      <text:p text:style-name="P127">Ага, и купить туалетной бумаги. Иначе уже вечером придётся использовать рекламки, что кидают в почтовый ящик. А они, блин, глянцевые!</text:p>
      <text:p text:style-name="P127"/>
      <text:p text:style-name="P129"><text:soft-page-break/>Мысли вернулись к фантазии.</text:p>
      <text:p text:style-name="P129"/>
      <text:p text:style-name="P12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7"/>
      <text:p text:style-name="P126">Попытка притронуться щёткой к зубу вызвала ноющую боль. </text:p>
      <text:p text:style-name="P126"/>
      <text:p text:style-name="P12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8"/>
      <text:p text:style-name="P126">Доставая из стола ключи от машины, опять наткнулся взглядом на эскиз.</text:p>
      <text:p text:style-name="P126"/>
      <text:p text:style-name="P12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8">А вот, кстати… А почему бы и нет? Хорошее ведь название? И интригующее — сразу сесть за клавиатуру захотелось.</text:p>
      <text:p text:style-name="P128"/>
      <text:p text:style-name="P12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23T13:39:01.764886588</dc:date>
    <meta:editing-duration>P163DT22H42M13S</meta:editing-duration>
    <meta:editing-cycles>10485</meta:editing-cycles>
    <meta:generator>LibreOffice/5.1.6.2$Linux_X86_64 LibreOffice_project/10m0$Build-2</meta:generator>
    <meta:printed-by>макс </meta:printed-by>
    <meta:print-date>2017-08-23T21:51:29.95</meta:print-date>
    <meta:document-statistic meta:table-count="0" meta:image-count="0" meta:object-count="0" meta:page-count="281" meta:paragraph-count="5041" meta:word-count="105615" meta:character-count="699844" meta:non-whitespace-character-count="594625"/>
  </office:meta>
</office:document-meta>
</file>